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stroke-linejoin="none" svg:stroke-linecap="roun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5.6mm" svg:height="66.48mm" svg:x="100.7mm" svg:y="22.28mm">
            <loext:p draw:notify-on-update-of-ranges="Sheet1.C6:Sheet1.D6 Sheet1.B7:Sheet1.B7 Sheet1.C7:Sheet1.D7 Sheet1.B8:Sheet1.B8 Sheet1.C8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/ PCA</text:p>
          </table:table-cell>
          <table:table-cell office:value-type="string" calcext:value-type="string">
            <text:p>C/ Pca</text:p>
          </table:table-cell>
        </table:table-row>
        <table:table-row table:style-name="ro1">
          <table:table-cell/>
          <table:table-cell office:value-type="string" calcext:value-type="string">
            <text:p>GLM</text:p>
          </table:table-cell>
          <table:table-cell office:value-type="float" office:value="0.637" calcext:value-type="float">
            <text:p>0,63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23:22:14.8243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9-23T16:49:52.504302000</meta:creation-date>
    <dc:date>2016-09-24T23:36:06.264347000</dc:date>
    <dc:creator>Luiz Alberto Ferreira Gomes</dc:creator>
    <meta:editing-duration>PT4H58M27S</meta:editing-duration>
    <meta:editing-cycles>4</meta:editing-cycles>
    <meta:generator>LibreOffice/5.2.1.2$MacOSX_X86_64 LibreOffice_project/31dd62db80d4e60af04904455ec9c9219178d62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7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fo:font-weight="bold" style:font-size-asian="10pt" style:font-size-complex="10pt"/>
    </style:style>
    <style:style style:name="ch6" style:family="chart" style:data-style-name="N109">
      <style:chart-properties chart:display-label="true" chart:logarithmic="false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7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fill-color="#333333" draw:fill-hatch-name="Black_5f_5f_5f_20_5f_5f_5f_45_5f_5f_5f_20_5f_5f_5f_Degrees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fill-color="#cccccc" draw:fill-hatch-name="Black_5f_5f_5f_20_5f_5f_5f_0_5f_5f_5f_20_5f_5f_5f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61cm" svg:height="6.649cm" xlink:href=".." xlink:type="simple" chart:class="chart:bar" chart:style-name="ch1">
        <chart:title svg:x="3.48cm" svg:y="0.268cm" chart:style-name="ch2">
          <text:p>Acurácia</text:p>
        </chart:title>
        <chart:legend chart:legend-position="end" svg:x="7.366cm" svg:y="2.905cm" style:legend-expansion="high" chart:style-name="ch3"/>
        <chart:plot-area chart:style-name="ch4" table:cell-range-address="Sheet1.B6:Sheet1.D8" chart:data-source-has-labels="both" svg:x="0.171cm" svg:y="0.991cm" svg:width="7.024cm" svg:height="5.526cm">
          <chartooo:coordinate-region svg:x="1.157cm" svg:y="1.126cm" svg:width="6.038cm" svg:height="4.873cm"/>
          <chart:axis chart:dimension="x" chart:name="primary-x" chart:style-name="ch5" chartooo:axis-type="auto">
            <chartooo:date-scale/>
            <chart:categories table:cell-range-address="Sheet1.C6:Sheet1.D6"/>
          </chart:axis>
          <chart:axis chart:dimension="y" chart:name="primary-y" chart:style-name="ch6"/>
          <chart:series chart:style-name="ch7" chart:values-cell-range-address="Sheet1.C7:Sheet1.D7" chart:label-cell-address="Sheet1.B7:Sheet1.B7" chart:class="chart:bar">
            <chart:data-point chart:style-name="ch8"/>
            <chart:data-point/>
          </chart:series>
          <chart:series chart:style-name="ch9" chart:values-cell-range-address="Sheet1.C8:Sheet1.D8" chart:label-cell-address="Sheet1.B8:Sheet1.B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 PCA</text:p>
                <draw:g>
                  <svg:desc>Sheet1.C6:Sheet1.D6</svg:desc>
                </draw:g>
              </table:table-cell>
              <table:table-cell office:value-type="string">
                <text:p>C/ Pca</text:p>
              </table:table-cell>
            </table:table-row>
          </table:table-header-rows>
          <table:table-rows>
            <table:table-row>
              <table:table-cell office:value-type="string">
                <text:p>GLM</text:p>
                <draw:g>
                  <svg:desc>Sheet1.B7:Sheet1.B7</svg:desc>
                </draw:g>
              </table:table-cell>
              <table:table-cell office:value-type="float" office:value="0.637">
                <text:p>0.637</text:p>
                <draw:g>
                  <svg:desc>Sheet1.C7:Sheet1.D7</svg:desc>
                </draw:g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DA</text:p>
                <draw:g>
                  <svg:desc>Sheet1.B8:Sheet1.B8</svg:desc>
                </draw:g>
              </table:table-cell>
              <table:table-cell office:value-type="float" office:value="0.71">
                <text:p>0.71</text:p>
                <draw:g>
                  <svg:desc>Sheet1.C8:Sheet1.D8</svg:desc>
                </draw:g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MacOSX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